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Fira Code Light" svg:font-family="'Fira Code Light'" style:font-adornments="Medium" style:font-pitch="fixed"/>
    <style:font-face style:name="Fira Code Medium" svg:font-family="'Fira Code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Looped Lao Regular" svg:font-family="'Noto Looped Lao Regular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  <style:font-face style:name="Source Sans 3 ExtraLight" svg:font-family="'Source Sans 3 ExtraLight'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6666" loext:opacity="100%" style:font-name="Fira Code" fo:font-style="italic" style:font-style-asian="italic" style:font-style-complex="italic"/>
    </style:style>
    <style:style style:name="P2" style:family="paragraph" style:parent-style-name="Standard">
      <style:paragraph-properties fo:line-height="150%" fo:text-align="justify" style:justify-single-word="false"/>
      <style:text-properties fo:color="#8d1d75" loext:opacity="100%" style:font-name="Fira Code" fo:font-size="14pt" style:text-underline-style="solid" style:text-underline-width="auto" style:text-underline-color="font-color" fo:font-weight="bold" officeooo:rsid="0012bb3b" officeooo:paragraph-rsid="0012bb3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color="#780373" loext:opacity="100%" style:font-name="Fira Code" fo:font-size="24pt" style:text-underline-style="solid" style:text-underline-width="auto" style:text-underline-color="font-color" fo:font-weight="bold" officeooo:rsid="0012bb3b" officeooo:paragraph-rsid="0012bb3b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color="#a1467e" loext:opacity="100%" style:font-name="Fira Code" officeooo:rsid="0012bb3b" officeooo:paragraph-rsid="0012bb3b"/>
    </style:style>
    <style:style style:name="P5" style:family="paragraph" style:parent-style-name="Standard">
      <style:paragraph-properties fo:line-height="150%" fo:text-align="justify" style:justify-single-word="false"/>
      <style:text-properties fo:color="#a1467e" loext:opacity="100%" style:font-name="Fira Code" officeooo:rsid="0012bb3b" officeooo:paragraph-rsid="0013e8c0"/>
    </style:style>
    <style:style style:name="P6" style:family="paragraph" style:parent-style-name="Standard">
      <style:paragraph-properties fo:line-height="150%" fo:text-align="justify" style:justify-single-word="false"/>
      <style:text-properties fo:color="#a1467e" loext:opacity="100%" style:font-name="Fira Code" fo:font-size="14pt" style:text-underline-style="solid" style:text-underline-width="auto" style:text-underline-color="font-color" fo:font-weight="bold" officeooo:rsid="0012bb3b" officeooo:paragraph-rsid="0012bb3b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Noto Looped Lao Regular" officeooo:rsid="0012bb3b" officeooo:paragraph-rsid="0012bb3b"/>
    </style:style>
    <style:style style:name="P8" style:family="paragraph" style:parent-style-name="Standard">
      <style:paragraph-properties fo:line-height="150%" fo:text-align="justify" style:justify-single-word="false"/>
      <style:text-properties style:font-name="Fira Code" officeooo:rsid="0012bb3b" officeooo:paragraph-rsid="0012bb3b"/>
    </style:style>
    <style:style style:name="P9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/>
      <style:text-properties style:font-name="Fira Code" officeooo:rsid="0012bb3b" officeooo:paragraph-rsid="0012bb3b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Fira Code" officeooo:rsid="0012bb3b" officeooo:paragraph-rsid="0012bb3b"/>
    </style:style>
    <style:style style:name="P1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618in" style:auto-text-indent="false" style:page-number="auto" fo:background-color="transparent">
        <style:tab-stops>
          <style:tab-stop style:position="0.5492in"/>
        </style:tab-stops>
      </style:paragraph-properties>
      <style:text-properties style:font-name="Fira Code" officeooo:rsid="0012bb3b" officeooo:paragraph-rsid="0012bb3b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618in" style:auto-text-indent="false" fo:background-color="transparent">
        <style:tab-stops>
          <style:tab-stop style:position="0.5492in"/>
        </style:tab-stops>
      </style:paragraph-properties>
      <style:text-properties style:font-name="Fira Code" officeooo:rsid="0012bb3b" officeooo:paragraph-rsid="0012bb3b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618in" style:auto-text-indent="false" fo:background-color="transparent">
        <style:tab-stops>
          <style:tab-stop style:position="0.5492in"/>
        </style:tab-stops>
      </style:paragraph-properties>
      <style:text-properties style:font-name="Fira Code" officeooo:rsid="0012bb3b" officeooo:paragraph-rsid="00190cff"/>
    </style:style>
    <style:style style:name="T1" style:family="text">
      <style:text-properties officeooo:rsid="0013e8c0"/>
    </style:style>
    <style:style style:name="T2" style:family="text">
      <style:text-properties officeooo:rsid="0016c089"/>
    </style:style>
    <style:style style:name="T3" style:family="text">
      <style:text-properties fo:color="#a1467e" loext:opacity="100%"/>
    </style:style>
    <style:style style:name="T4" style:family="text">
      <style:text-properties fo:color="#bf819e" loext:opacity="100%"/>
    </style:style>
    <style:style style:name="T5" style:family="text">
      <style:text-properties fo:color="#bf819e" loext:opacity="100%" officeooo:rsid="0016c089"/>
    </style:style>
    <style:style style:name="T6" style:family="text">
      <style:text-properties fo:color="#bf819e" loext:opacity="100%" officeooo:rsid="00190cff"/>
    </style:style>
    <style:style style:name="T7" style:family="text">
      <style:text-properties fo:color="#bf819e" loext:opacity="100%" style:font-name="Fira Code"/>
    </style:style>
    <style:style style:name="T8" style:family="text">
      <style:text-properties fo:color="#8d1d75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color="#8d1d75" loext:opacity="100%" fo:font-size="14pt" style:text-underline-style="solid" style:text-underline-width="auto" style:text-underline-color="font-color" fo:font-weight="bold" officeooo:rsid="001aec0e" style:font-size-asian="14pt" style:font-weight-asian="bold" style:font-size-complex="14pt" style:font-weight-complex="bold"/>
    </style:style>
    <style:style style:name="T10" style:family="text">
      <style:text-properties officeooo:rsid="00190cff"/>
    </style:style>
    <style:style style:name="T11" style:family="text">
      <style:text-properties officeooo:rsid="001c221a"/>
    </style:style>
    <style:style style:name="T12" style:family="text">
      <style:text-properties style:font-name="Fira Code"/>
    </style:style>
    <style:style style:name="T13" style:family="text">
      <style:text-properties officeooo:rsid="001c7b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PLANIFICACION SCRABBLE</text:span> II</text:p>
      <text:p text:style-name="P8">Este documento non representa todos os métodos das clases pero si os métodos mínimos para a realización do programa.</text:p>
      <text:p text:style-name="P2">Part<text:span text:style-name="T2">i</text:span>da:</text:p>
      <text:p text:style-name="P4">- Atributos: </text:p>
      <text:p text:style-name="P8"><text:s text:c="4"/><text:tab/><text:span text:style-name="T4">1. puntosVictoria : </text:span>os puntos necesarios para gañar a partid<text:span text:style-name="T1">a</text:span></text:p>
      <text:p text:style-name="P8"><text:s text:c="4"/><text:tab/><text:span text:style-name="T4">2. xogadores:</text:span> <text:s/>neste caso son dous xogadores</text:p>
      <text:p text:style-name="P8"><text:s text:c="4"/><text:tab/><text:span text:style-name="T4">3. taboleiro: </text:span><text:s/>as casillas vacías, con letras ou con multiplicadores</text:p>
      <text:p text:style-name="P8"><text:s text:c="4"/><text:tab/><text:span text:style-name="T4">4. numTurno:</text:span> o número de turno da partida</text:p>
      <text:p text:style-name="P4">- Constructores, getters e setters </text:p>
      <text:p text:style-name="P4">- Métodos: </text:p>
      <text:p text:style-name="P8"><text:s text:c="2"/><text:span text:style-name="T4"><text:s text:c="2"/><text:tab/></text:span><text:span text:style-name="T5">1. </text:span><text:span text:style-name="T4">xogarPartida():</text:span> método para xogar. Ao acabar a partida invócase o método "amosarResultados"</text:p>
      <text:p text:style-name="P8"><text:s text:c="4"/><text:span text:style-name="T4"><text:tab/>2. iniciarTaboleiro(): </text:span><text:s/>método que coloca os multiplicadores no taboleiro. O obxectivo inicial é que a súa posición sexa aleatoria.</text:p>
      <text:p text:style-name="P8"><text:s text:c="3"/><text:span text:style-name="T4">3. amosarResultados():</text:span> método para amosar os resultados da partida. Contempla tamén a posibilidade dun empate entre os xogadores.</text:p>
      <text:p text:style-name="P8"><text:s text:c="4"/><text:tab/><text:span text:style-name="T4">4. seguinteXogador():</text:span> <text:s/>método para cambiar de xogador. Non é un método preciso ao ter en conta que son dos xogadores pero separalo permitirá que engadir máis xogadores sexa máis fácil.</text:p>
      <text:p text:style-name="P7"><text:s text:c="3"/><text:span text:style-name="T12"><text:s/><text:tab/></text:span><text:span text:style-name="T7">5. colocarPalabra(): </text:span><text:span text:style-name="T12"><text:s/>usado para colocar as palabras no taboleiro. Toma como argumentos a posicion, a dirección e a palabra.</text:span></text:p>
      <text:p text:style-name="P8"/>
      <text:p text:style-name="P6"><text:soft-page-break/><text:s/>Xogador:</text:p>
      <text:p text:style-name="P4"><text:s text:c="4"/>- Atributos: </text:p>
      <text:p text:style-name="P11"><text:span text:style-name="T4">1. nome: </text:span><text:s/>o nome do xogador</text:p>
      <text:p text:style-name="P12"><text:span text:style-name="T4">2. puntuación: </text:span>os puntos gañados na partida</text:p>
      <text:p text:style-name="P13"><text:span text:style-name="T4">3. numRendicions: <text:s/></text:span>o número de veces que o xogador pasou na partida. En principio no programa contémplase que o xogador so pode pasar tres veces ata perder.</text:p>
      <text:p text:style-name="P13"><text:span text:style-name="T6">4. letras:</text:span><text:span text:style-name="T10"> <text:s text:c="2"/>un array de 7 letras coas letras dispoñibles para colocar no taboleiro. </text:span></text:p>
      <text:p text:style-name="P5"><text:s text:c="4"/>- Constructor, getters e setters</text:p>
      <text:p text:style-name="P4"><text:s text:c="4"/>- Métodos:</text:p>
      <text:p text:style-name="P9"><text:span text:style-name="T4"><text:s text:c="3"/>1. podeColocarPalabra(): </text:span>o método úsase para comprobar se o xogador ten as letras para compoñer a palabra dada. Se pode colocala devolverá 1, se pode colocala usando algún comodín devolverá 0 e se non a pode colocar devolve <text:s/>-1.</text:p>
      <text:p text:style-name="P10"><text:tab/><text:span text:style-name="T4">2. retirarLetras(): </text:span>este método retira as letras ou comodíns das letras dispoñibles</text:p>
      <text:p text:style-name="P8"><text:s text:c="2"/><text:span text:style-name="T3"><text:s text:c="2"/>- Implantar o método toString para reflexar o estado do xogador</text:span> (a súa puntuación e o seu nome).</text:p>
      <text:p text:style-name="P7"/>
      <text:p text:style-name="P8"><text:span text:style-name="T9">Casilla</text:span><text:span text:style-name="T8">:</text:span></text:p>
      <text:p text:style-name="P4"><text:s text:c="4"/>- Atributos: </text:p>
      <text:p text:style-name="P8"><text:span text:style-name="T3"><text:s/></text:span><text:s text:c="5"/><text:span text:style-name="T4">1. contido:</text:span> <text:s/>vacío se é unha <text:span text:style-name="T11">casilla b</text:span>aleira. Tamén pode conter "x2" se é un multiplicador, unha letra,"ch" ou "ll".</text:p>
      <text:p text:style-name="P8"><text:soft-page-break/><text:s text:c="4"/><text:span text:style-name="T4">2. eMultiplicador: </text:span><text:s/>booleano para facilitar saber se é un multiplicador. Cando se cambie o valor do contido este booleano debe ser actualizado</text:p>
      <text:p text:style-name="P8"><text:tab/> <text:span text:style-name="T4">3. valor:</text:span> <text:s/>cando o contido non é un multiplicador ou unha cadea vacía conterá os puntos da <text:span text:style-name="T11">casilla</text:span></text:p>
      <text:p text:style-name="P4"><text:s text:c="4"/>- Constructor, getters e setters</text:p>
      <text:p text:style-name="P4"><text:s text:c="4"/>- Métodos:</text:p>
      <text:p text:style-name="P8"><text:tab/><text:span text:style-name="T4">1. calcularPuntuacion(): <text:s/></text:span><text:span text:style-name="T1">c</text:span>hamará a clase Scrabble para pedir a puntuacion da cadea e se é un multiplicador multiplicará ese valor polo valor do multiplicador.</text:p>
      <text:p text:style-name="P8"/>
      <text:p text:style-name="P8"/>
      <text:p text:style-name="P2">Scrabble:</text:p>
      <text:p text:style-name="P8"><text:s text:c="4"/>Clase con métodos estáticos para calcular puntuacións</text:p>
      <text:p text:style-name="P2"/>
      <text:p text:style-name="P2">EntradaSaida:</text:p>
      <text:p text:style-name="P8"><text:s text:c="4"/>Clase para xestionar a entrada do programa e tamén algúns métodos para imprimir erros ou imprimir con cor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Fira Code Light" svg:font-family="'Fira Code Light'" style:font-adornments="Medium" style:font-pitch="fixed"/>
    <style:font-face style:name="Fira Code Medium" svg:font-family="'Fira Code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Looped Lao Regular" svg:font-family="'Noto Looped Lao Regular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  <style:font-face style:name="Source Sans 3 ExtraLight" svg:font-family="'Source Sans 3 ExtraLight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6666" loext:opacity="100%" style:font-name="Fira Code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.S DESENVOLVEMENTO DE APLICACIÓNS MULTIPLATAFORMA. PROGRAMACIÓN. </text:p>
        <text:p text:style-name="MP1">CURSO 2021- 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6T21:10:54.207233951</meta:creation-date>
    <dc:date>2022-03-26T22:54:09.810761217</dc:date>
    <meta:editing-duration>PT24M39S</meta:editing-duration>
    <meta:editing-cycles>8</meta:editing-cycles>
    <meta:generator>LibreOffice/7.2.6.2$Linux_X86_64 LibreOffice_project/20$Build-2</meta:generator>
    <meta:document-statistic meta:table-count="0" meta:image-count="0" meta:object-count="0" meta:page-count="3" meta:paragraph-count="40" meta:word-count="429" meta:character-count="2805" meta:non-whitespace-character-count="2298"/>
  </office:meta>
</office:document-meta>
</file>